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</office:font-face-decls>
  <office:automatic-styles>
  </office:automatic-styles>
  <office:body>
    <office:text text:use-soft-page-breaks="true">
      <office:forms form:automatic-focus="false" form:apply-design-mode="false"/>
      <text:tracked-changes>
        <text:changed-region xml:id="ct53083600" text:id="ct53083600">
          <text:deletion>
            <office:change-info>
              <dc:date>2015-12-11T18:43:00</dc:date>
            </office:change-info>
            <text:h>delete1</text:h>
          </text:deletion>
        </text:changed-region>
        <text:changed-region xml:id="ct53140896" text:id="ct53140896">
          <text:format-change>
            <office:change-info>
              <dc:date>2019-11-20T16:09:39</dc:date>
            </office:change-info>
          </text:format-change>
        </text:changed-region>
      </text:tracked-changes>
      <text:section text:name="Section1">
        <text:h>P01<text:change text:change-id="ct53083600"/>A<text:change-start text:change-id="ct53140896"/> Bbbbbbb<text:change-end text:change-id="ct53140896"/></text:h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Lucida Sans1" svg:font-family="'Lucida Sans'" style:font-family-generic="swiss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Tahoma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US" style:letter-kerning="true" style:font-name-asian="Tahoma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Tahoma" style:font-family-asian="Tahoma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Miklos Vajna</meta:initial-creator>
    <meta:creation-date>2020-01-07T14:40:41.837952237</meta:creation-date>
    <dc:date>2020-01-07T14:40:49.311466446</dc:date>
    <dc:creator>Miklos Vajna</dc:creator>
    <meta:editing-duration>PT8S</meta:editing-duration>
    <meta:editing-cycles>1</meta:editing-cycles>
    <meta:document-statistic meta:table-count="0" meta:image-count="0" meta:object-count="0" meta:page-count="1" meta:paragraph-count="1" meta:word-count="1" meta:character-count="4" meta:non-whitespace-character-count="4"/>
    <meta:generator>LibreOfficeDev/6.5.0.0.alpha0$Linux_X86_64 LibreOffice_project/1492434560cc541bc8cb64a5e84fd016df93d2c8</meta:generator>
  </office:meta>
</office:document-meta>
</file>